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ObjectZ1_A.get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Z1_A.setA( int 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Z1_A.setB( int 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Z1_A.getB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Z1_A.ge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Z1_A.setC( int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